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6384 pages" table:style-name="ta1">
        <table:shapes>
          <draw:frame draw:z-index="0" draw:style-name="gr1" draw:text-style-name="P1" svg:width="16in" svg:height="8in" svg:x="2.1654in" svg:y="0in">
            <draw:object draw:notify-on-update-of-ranges="'16384 pages'.A2:'16384 pages'.A68 '16384 pages'.B1:'16384 pages'.B1 '16384 pages'.B2:'16384 pages'.B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ages</text:p>
          </table:table-cell>
          <table:table-cell office:value-type="string" calcext:value-type="string">
            <text:p>Time (n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26831" calcext:value-type="float">
            <text:p>7.268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25435" calcext:value-type="float">
            <text:p>6.325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102967" calcext:value-type="float">
            <text:p>6.1029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634025" calcext:value-type="float">
            <text:p>5.634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0308" calcext:value-type="float">
            <text:p>5.403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24103" calcext:value-type="float">
            <text:p>5.624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32144" calcext:value-type="float">
            <text:p>5.6321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86493" calcext:value-type="float">
            <text:p>5.3864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272594" calcext:value-type="float">
            <text:p>6.2725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488108" calcext:value-type="float">
            <text:p>6.4881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037325" calcext:value-type="float">
            <text:p>7.0373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59835" calcext:value-type="float">
            <text:p>6.598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103883" calcext:value-type="float">
            <text:p>7.1038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024853" calcext:value-type="float">
            <text:p>7.0248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637835" calcext:value-type="float">
            <text:p>6.637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353987" calcext:value-type="float">
            <text:p>6.3539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687766" calcext:value-type="float">
            <text:p>6.6877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810962" calcext:value-type="float">
            <text:p>6.8109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629008" calcext:value-type="float">
            <text:p>6.629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4812" calcext:value-type="float">
            <text:p>6.48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551901" calcext:value-type="float">
            <text:p>6.5519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480185" calcext:value-type="float">
            <text:p>6.4801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542774" calcext:value-type="float">
            <text:p>6.5427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476201" calcext:value-type="float">
            <text:p>6.4762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505167" calcext:value-type="float">
            <text:p>6.5051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49287" calcext:value-type="float">
            <text:p>6.492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525141" calcext:value-type="float">
            <text:p>6.5251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550281" calcext:value-type="float">
            <text:p>6.5502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522681" calcext:value-type="float">
            <text:p>6.5226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912511" calcext:value-type="float">
            <text:p>7.9125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523945" calcext:value-type="float">
            <text:p>6.5239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526523" calcext:value-type="float">
            <text:p>6.5265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562272" calcext:value-type="float">
            <text:p>6.5622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858942" calcext:value-type="float">
            <text:p>6.8589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290962" calcext:value-type="float">
            <text:p>7.2909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388737" calcext:value-type="float">
            <text:p>7.3887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831937" calcext:value-type="float">
            <text:p>7.8319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953772" calcext:value-type="float">
            <text:p>7.9537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050119" calcext:value-type="float">
            <text:p>8.0501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117012" calcext:value-type="float">
            <text:p>8.1170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184816" calcext:value-type="float">
            <text:p>8.1848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178087" calcext:value-type="float">
            <text:p>8.17808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144588" calcext:value-type="float">
            <text:p>8.1445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156815" calcext:value-type="float">
            <text:p>8.1568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166522" calcext:value-type="float">
            <text:p>8.1665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162775" calcext:value-type="float">
            <text:p>8.16277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.106939" calcext:value-type="float">
            <text:p>8.1069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.081282" calcext:value-type="float">
            <text:p>8.08128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062842" calcext:value-type="float">
            <text:p>8.06284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.086921" calcext:value-type="float">
            <text:p>8.08692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.091387" calcext:value-type="float">
            <text:p>8.0913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.043836" calcext:value-type="float">
            <text:p>8.04383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.99633" calcext:value-type="float">
            <text:p>7.9963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8.045681" calcext:value-type="float">
            <text:p>8.04568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9.470014" calcext:value-type="float">
            <text:p>9.47001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.281865" calcext:value-type="float">
            <text:p>8.28186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5.937344" calcext:value-type="float">
            <text:p>15.937344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6.292588" calcext:value-type="float">
            <text:p>16.292588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16.278449" calcext:value-type="float">
            <text:p>16.2784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.430592" calcext:value-type="float">
            <text:p>16.430592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6.424197" calcext:value-type="float">
            <text:p>16.424197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6.426881" calcext:value-type="float">
            <text:p>16.426881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16.460146" calcext:value-type="float">
            <text:p>16.4601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.428114" calcext:value-type="float">
            <text:p>16.428114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16.446332" calcext:value-type="float">
            <text:p>16.446332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6.439312" calcext:value-type="float">
            <text:p>16.439312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16.654339" calcext:value-type="float">
            <text:p>16.654339</text:p>
          </table:table-cell>
        </table:table-row>
        <table:table-row table:style-name="ro1" table:number-rows-repeated="104850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7:48:27.4235666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6T17:48:52.903925860</dc:date>
    <meta:editing-duration>PT14M23S</meta:editing-duration>
    <meta:editing-cycles>4</meta:editing-cycles>
    <meta:generator>LibreOffice/25.8.3.2$Linux_X86_64 LibreOffice_project/580$Build-2</meta:generator>
    <meta:document-statistic meta:table-count="1" meta:cell-count="1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40.641cm" svg:height="20.321cm" xlink:href=".." xlink:type="simple" chart:class="chart:scatter" chart:style-name="ch1">
        <chart:title svg:x="12.299cm" svg:y="0.542cm" chart:style-name="ch2">
          <text:p><text:span text:style-name="T1">Access time versus page count (100,000 trials, varying step sizes, CPU-pinned)</text:span></text:p>
        </chart:title>
        <chart:plot-area chart:style-name="ch3" svg:x="1.823cm" svg:y="1.727cm" svg:width="38.006cm" svg:height="17.207cm">
          <chart:coordinate-region svg:x="2.457cm" svg:y="1.926cm" svg:width="36.892cm" svg:height="16.361cm"/>
          <chart:axis chart:dimension="x" chart:name="primary-x" chart:style-name="ch4">
            <chart:title svg:x="20.319cm" svg:y="19.34cm" chart:style-name="ch2">
              <text:p><text:span text:style-name="T2">Pages</text:span></text:p>
            </chart:title>
          </chart:axis>
          <chart:axis chart:dimension="y" chart:name="primary-y" chart:style-name="ch5">
            <chart:title svg:x="0.451cm" svg:y="11.058cm" chart:style-name="ch6">
              <text:p><text:span text:style-name="T2">Time (ns)</text:span></text:p>
            </chart:title>
            <chart:grid chart:style-name="ch7" chart:class="major"/>
          </chart:axis>
          <chart:series chart:style-name="ch8" chart:values-cell-range-address="'16384 pages'.B2:'16384 pages'.B68" chart:label-cell-address="'16384 pages'.B1:'16384 pages'.B1" chart:class="chart:scatter">
            <chart:domain table:cell-range-address="'16384 pages'.A2:'16384 pages'.A68"/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ns)</text:p>
                <draw:g>
                  <svg:desc>'16384 pages'.B1:'16384 pag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6384 pages'.A2:'16384 pages'.A68</svg:desc>
                </draw:g>
              </table:table-cell>
              <table:table-cell office:value-type="float" office:value="7.26831">
                <text:p>7.26831</text:p>
                <draw:g>
                  <svg:desc>'16384 pages'.B2:'16384 pages'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325435">
                <text:p>6.325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102967">
                <text:p>6.102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634025">
                <text:p>5.634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40308">
                <text:p>5.40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24103">
                <text:p>5.624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632144">
                <text:p>5.632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386493">
                <text:p>5.386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272594">
                <text:p>6.272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488108">
                <text:p>6.488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037325">
                <text:p>7.037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59835">
                <text:p>6.598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103883">
                <text:p>7.103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024853">
                <text:p>7.024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637835">
                <text:p>6.6378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353987">
                <text:p>6.353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687766">
                <text:p>6.687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810962">
                <text:p>6.810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629008">
                <text:p>6.629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4812">
                <text:p>6.4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551901">
                <text:p>6.551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480185">
                <text:p>6.480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542774">
                <text:p>6.542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476201">
                <text:p>6.4762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505167">
                <text:p>6.505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49287">
                <text:p>6.49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25141">
                <text:p>6.525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550281">
                <text:p>6.550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522681">
                <text:p>6.5226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912511">
                <text:p>7.912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523945">
                <text:p>6.523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526523">
                <text:p>6.5265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6.562272">
                <text:p>6.562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6.858942">
                <text:p>6.8589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7.290962">
                <text:p>7.290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7.388737">
                <text:p>7.388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7.831937">
                <text:p>7.8319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">
                <text:p>96</text:p>
              </table:table-cell>
              <table:table-cell office:value-type="float" office:value="7.953772">
                <text:p>7.953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">
                <text:p>112</text:p>
              </table:table-cell>
              <table:table-cell office:value-type="float" office:value="8.050119">
                <text:p>8.0501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">
                <text:p>128</text:p>
              </table:table-cell>
              <table:table-cell office:value-type="float" office:value="8.117012">
                <text:p>8.1170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8.184816">
                <text:p>8.1848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">
                <text:p>192</text:p>
              </table:table-cell>
              <table:table-cell office:value-type="float" office:value="8.178087">
                <text:p>8.1780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4">
                <text:p>224</text:p>
              </table:table-cell>
              <table:table-cell office:value-type="float" office:value="8.144588">
                <text:p>8.1445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6">
                <text:p>256</text:p>
              </table:table-cell>
              <table:table-cell office:value-type="float" office:value="8.156815">
                <text:p>8.156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0">
                <text:p>320</text:p>
              </table:table-cell>
              <table:table-cell office:value-type="float" office:value="8.166522">
                <text:p>8.166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4">
                <text:p>384</text:p>
              </table:table-cell>
              <table:table-cell office:value-type="float" office:value="8.162775">
                <text:p>8.162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8">
                <text:p>448</text:p>
              </table:table-cell>
              <table:table-cell office:value-type="float" office:value="8.106939">
                <text:p>8.1069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2">
                <text:p>512</text:p>
              </table:table-cell>
              <table:table-cell office:value-type="float" office:value="8.081282">
                <text:p>8.0812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8.062842">
                <text:p>8.0628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8">
                <text:p>768</text:p>
              </table:table-cell>
              <table:table-cell office:value-type="float" office:value="8.086921">
                <text:p>8.0869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6">
                <text:p>896</text:p>
              </table:table-cell>
              <table:table-cell office:value-type="float" office:value="8.091387">
                <text:p>8.0913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4">
                <text:p>1024</text:p>
              </table:table-cell>
              <table:table-cell office:value-type="float" office:value="8.043836">
                <text:p>8.0438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0">
                <text:p>1280</text:p>
              </table:table-cell>
              <table:table-cell office:value-type="float" office:value="7.99633">
                <text:p>7.996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36">
                <text:p>1536</text:p>
              </table:table-cell>
              <table:table-cell office:value-type="float" office:value="8.045681">
                <text:p>8.0456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2">
                <text:p>1792</text:p>
              </table:table-cell>
              <table:table-cell office:value-type="float" office:value="9.470014">
                <text:p>9.4700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48">
                <text:p>2048</text:p>
              </table:table-cell>
              <table:table-cell office:value-type="float" office:value="8.281865">
                <text:p>8.2818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0">
                <text:p>2560</text:p>
              </table:table-cell>
              <table:table-cell office:value-type="float" office:value="15.937344">
                <text:p>15.937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72">
                <text:p>3072</text:p>
              </table:table-cell>
              <table:table-cell office:value-type="float" office:value="16.292588">
                <text:p>16.2925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84">
                <text:p>3584</text:p>
              </table:table-cell>
              <table:table-cell office:value-type="float" office:value="16.278449">
                <text:p>16.2784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96">
                <text:p>4096</text:p>
              </table:table-cell>
              <table:table-cell office:value-type="float" office:value="16.430592">
                <text:p>16.430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20">
                <text:p>5120</text:p>
              </table:table-cell>
              <table:table-cell office:value-type="float" office:value="16.424197">
                <text:p>16.424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44">
                <text:p>6144</text:p>
              </table:table-cell>
              <table:table-cell office:value-type="float" office:value="16.426881">
                <text:p>16.4268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68">
                <text:p>7168</text:p>
              </table:table-cell>
              <table:table-cell office:value-type="float" office:value="16.460146">
                <text:p>16.4601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92">
                <text:p>8192</text:p>
              </table:table-cell>
              <table:table-cell office:value-type="float" office:value="16.428114">
                <text:p>16.4281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">
                <text:p>10240</text:p>
              </table:table-cell>
              <table:table-cell office:value-type="float" office:value="16.446332">
                <text:p>16.446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288">
                <text:p>12288</text:p>
              </table:table-cell>
              <table:table-cell office:value-type="float" office:value="16.439312">
                <text:p>16.4393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336">
                <text:p>14336</text:p>
              </table:table-cell>
              <table:table-cell office:value-type="float" office:value="16.654339">
                <text:p>16.654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